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3ba2" officeooo:paragraph-rsid="001f3b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data file contains a number of NA values. This is not missing data, but indicates that the house in question does not include the <text:s/>relevant object or category. For example, the fireplace column indicates the type of fireplace, and is NA if the house does not contain a firepl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2:15:02.810282357</meta:creation-date>
    <dc:date>2018-02-14T12:16:40.678589358</dc:date>
    <meta:editing-duration>PT1M38S</meta:editing-duration>
    <meta:editing-cycles>1</meta:editing-cycles>
    <meta:document-statistic meta:table-count="0" meta:image-count="0" meta:object-count="0" meta:page-count="1" meta:paragraph-count="1" meta:word-count="50" meta:character-count="283" meta:non-whitespace-character-count="233"/>
    <meta:generator>LibreOffice/5.1.6.2$Linux_X86_64 LibreOffice_project/10m0$Build-2</meta:generator>
  </office:meta>
</office:document-meta>
</file>